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-Regular" svg:font-family="Inter-Regular, system-ui, apple-system, BlinkMacSystemFont, 'Segoe UI', Robo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loext:contextual-spacing="false" style:line-height-at-least="0.661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Inter-Regular" fo:font-size="12pt" fo:letter-spacing="normal" fo:font-style="normal" fo:font-weight="normal" loext:padding="0cm" loext:border="none"/>
    </style:style>
    <style:style style:name="P2" style:family="paragraph" style:parent-style-name="Text_20_body" style:list-style-name="L1">
      <style:paragraph-properties fo:margin-left="0cm" fo:margin-right="0cm" fo:margin-top="0cm" fo:margin-bottom="0cm" loext:contextual-spacing="false" style:line-height-at-least="0.661cm" fo:text-align="justify" style:justify-single-word="false" fo:orphans="2" fo:widows="2" fo:text-indent="0cm" style:auto-text-indent="false" fo:padding="0cm" fo:border="none"/>
      <style:text-properties fo:font-variant="normal" fo:text-transform="none" fo:color="#000000" fo:letter-spacing="normal" loext:padding="0cm" loext:border="none"/>
    </style:style>
    <style:style style:name="T1" style:family="text">
      <style:text-properties fo:color="#0000ff"/>
    </style:style>
    <style:style style:name="T2" style:family="text">
      <style:text-properties fo:color="#0000ff" style:font-name="Inter-Regular" fo:font-size="12pt" fo:font-style="normal" fo:font-weight="normal"/>
    </style:style>
    <style:style style:name="T3" style:family="text">
      <style:text-properties fo:color="#006699" fo:font-weight="bold"/>
    </style:style>
    <style:style style:name="T4" style:family="text">
      <style:text-properties fo:color="#006699" style:font-name="Inter-Regular" fo:font-size="12pt" fo:font-style="normal" fo:font-weight="bold"/>
    </style:style>
    <style:style style:name="T5" style:family="text">
      <style:text-properties style:font-name="Inter-Regular" fo:font-size="12pt" fo:font-style="normal" fo:font-weight="normal"/>
    </style:style>
    <style:style style:name="T6" style:family="text">
      <style:text-properties fo:color="#2e8b57" style:font-name="Inter-Regular" fo:font-size="12pt" fo:font-style="normal" fo:font-weight="bol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69361980" text:style-name="L1">
        <text:list-item>
          <text:p text:style-name="P1"><text:span text:style-name="T1">#include&lt;graphics.h&gt;</text:span>  </text:p>
        </text:list-item>
        <text:list-item>
          <text:p text:style-name="P1"><text:span text:style-name="T1">#include&lt;conio.h&gt;</text:span>  </text:p>
        </text:list-item>
        <text:list-item>
          <text:p text:style-name="P1"><text:span text:style-name="T1">#include&lt;stdio.h&gt;</text:span>  </text:p>
        </text:list-item>
        <text:list-item>
          <text:p text:style-name="P1"><text:span text:style-name="T3">void</text:span> main()  </text:p>
        </text:list-item>
        <text:list-item>
          <text:p text:style-name="P1">{  </text:p>
        </text:list-item>
        <text:list-item>
          <text:p text:style-name="P2">    <text:span text:style-name="T5">intgd = DETECT ,gm, i;  </text:span></text:p>
        </text:list-item>
        <text:list-item>
          <text:p text:style-name="P2">    <text:span text:style-name="T6">float</text:span><text:span text:style-name="T5"> x, y,dx,dy,steps;  </text:span></text:p>
        </text:list-item>
        <text:list-item>
          <text:p text:style-name="P2">    <text:span text:style-name="T6">int</text:span><text:span text:style-name="T5"> x0, x1, y0, y1;  </text:span></text:p>
        </text:list-item>
        <text:list-item>
          <text:p text:style-name="P2">    <text:span text:style-name="T5">initgraph(&amp;gd, &amp;gm, </text:span><text:span text:style-name="T2">"C:\\TC\\BGI"</text:span><text:span text:style-name="T5">);  </text:span></text:p>
        </text:list-item>
        <text:list-item>
          <text:p text:style-name="P2">    <text:span text:style-name="T5">setbkcolor(WHITE);  </text:span></text:p>
        </text:list-item>
        <text:list-item>
          <text:p text:style-name="P2">    <text:span text:style-name="T5">x0 = 100 , y0 = 200, x1 = 500, y1 = 300;  </text:span></text:p>
        </text:list-item>
        <text:list-item>
          <text:p text:style-name="P2">    <text:span text:style-name="T5">dx = (</text:span><text:span text:style-name="T6">float</text:span><text:span text:style-name="T5">)(x1 - x0);  </text:span></text:p>
        </text:list-item>
        <text:list-item>
          <text:p text:style-name="P2">    <text:span text:style-name="T5">dy = (</text:span><text:span text:style-name="T6">float</text:span><text:span text:style-name="T5">)(y1 - y0);  </text:span></text:p>
        </text:list-item>
        <text:list-item>
          <text:p text:style-name="P2">    <text:span text:style-name="T4">if</text:span><text:span text:style-name="T5">(dx&gt;=dy)  </text:span></text:p>
        </text:list-item>
        <text:list-item>
          <text:p text:style-name="P2">           <text:span text:style-name="T5">{  </text:span></text:p>
        </text:list-item>
        <text:list-item>
          <text:p text:style-name="P2">        <text:span text:style-name="T5">steps = dx;  </text:span></text:p>
        </text:list-item>
        <text:list-item>
          <text:p text:style-name="P2">    <text:span text:style-name="T5">}  </text:span></text:p>
        </text:list-item>
        <text:list-item>
          <text:p text:style-name="P2">    <text:span text:style-name="T4">else</text:span><text:span text:style-name="T5">  </text:span></text:p>
        </text:list-item>
        <text:list-item>
          <text:p text:style-name="P2">           <text:span text:style-name="T5">{  </text:span></text:p>
        </text:list-item>
        <text:list-item>
          <text:p text:style-name="P2">        <text:span text:style-name="T5">steps = dy;  </text:span></text:p>
        </text:list-item>
        <text:list-item>
          <text:p text:style-name="P2">    <text:span text:style-name="T5">}  </text:span></text:p>
        </text:list-item>
        <text:list-item>
          <text:p text:style-name="P2">    <text:span text:style-name="T5">dx = dx/steps;  </text:span></text:p>
        </text:list-item>
        <text:list-item>
          <text:p text:style-name="P2">    <text:span text:style-name="T5">dy = dy/steps;  </text:span></text:p>
        </text:list-item>
        <text:list-item>
          <text:p text:style-name="P2">    <text:span text:style-name="T5">x = x0;  </text:span></text:p>
        </text:list-item>
        <text:list-item>
          <text:p text:style-name="P2">    <text:span text:style-name="T5">y = y0;  </text:span></text:p>
        </text:list-item>
        <text:list-item>
          <text:p text:style-name="P2">    <text:span text:style-name="T5">i = 1;  </text:span></text:p>
        </text:list-item>
        <text:list-item>
          <text:p text:style-name="P2">    <text:span text:style-name="T4">while</text:span><text:span text:style-name="T5">(i&lt;= steps)  </text:span></text:p>
        </text:list-item>
        <text:list-item>
          <text:p text:style-name="P2">    <text:span text:style-name="T5">{  </text:span></text:p>
        </text:list-item>
        <text:list-item>
          <text:p text:style-name="P2">        <text:span text:style-name="T5">putpixel(x, y, RED);  </text:span></text:p>
        </text:list-item>
        <text:list-item>
          <text:p text:style-name="P2">        <text:span text:style-name="T5">x += dx;  </text:span></text:p>
        </text:list-item>
        <text:list-item>
          <text:p text:style-name="P2"><text:span text:style-name="T5"><text:s text:c="5"/>y += dy;  </text:span></text:p>
        </text:list-item>
        <text:list-item>
          <text:p text:style-name="P2">        <text:span text:style-name="T5">i=i+1;  </text:span></text:p>
        </text:list-item>
        <text:list-item>
          <text:p text:style-name="P2">    <text:span text:style-name="T5">}  </text:span></text:p>
        </text:list-item>
        <text:list-item>
          <text:p text:style-name="P2">    <text:span text:style-name="T5">getch();  </text:span></text:p>
        </text:list-item>
        <text:list-item>
          <text:p text:style-name="P2">    <text:span text:style-name="T5">closegraph();  </text:span></text:p>
        </text:list-item>
        <text:list-item>
          <text:p text:style-name="P1">} 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-Regular" svg:font-family="Inter-Regular, system-ui, apple-system, BlinkMacSystemFont, 'Segoe UI', Robo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21:21:13.498443119</meta:creation-date>
    <dc:date>2021-06-14T21:22:07.672988003</dc:date>
    <meta:editing-duration>PT56S</meta:editing-duration>
    <meta:editing-cycles>1</meta:editing-cycles>
    <meta:document-statistic meta:table-count="0" meta:image-count="0" meta:object-count="0" meta:page-count="1" meta:paragraph-count="36" meta:word-count="126" meta:character-count="762" meta:non-whitespace-character-count="482"/>
    <meta:generator>LibreOffice/6.4.2.2$Linux_X86_64 LibreOffice_project/40$Build-2</meta:generator>
  </office:meta>
</office:document-meta>
</file>